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16135" officeooo:paragraph-rsid="00016135"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16135" officeooo:paragraph-rsid="00016135"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1b741" officeooo:paragraph-rsid="0001b741"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4d347" officeooo:paragraph-rsid="0004d347"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8831" officeooo:paragraph-rsid="0005883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7f924" officeooo:paragraph-rsid="0007f924"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cc123" officeooo:paragraph-rsid="000cc123"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fc440" officeooo:paragraph-rsid="000fc440"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1add1" officeooo:paragraph-rsid="0011add1"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23f0c" officeooo:paragraph-rsid="00123f0c" style:font-weight-asian="bold" style:font-weight-complex="bold"/>
    </style:style>
    <style:style style:name="P11" style:family="paragraph" style:parent-style-name="Standard">
      <style:paragraph-properties fo:text-align="start" style:justify-single-word="false"/>
      <style:text-properties style:text-underline-style="none" fo:font-weight="normal" officeooo:rsid="00058831" officeooo:paragraph-rsid="0005883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6ef31" officeooo:paragraph-rsid="0006ef31"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cc123" officeooo:paragraph-rsid="000cc123"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16135" officeooo:paragraph-rsid="00016135"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7f924" officeooo:paragraph-rsid="0007f924"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1b741" officeooo:paragraph-rsid="0001b741"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3a3c0" officeooo:paragraph-rsid="0003a3c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4d347" officeooo:paragraph-rsid="0004d347"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fc440" officeooo:paragraph-rsid="000fc440"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23f0c" officeooo:paragraph-rsid="00123f0c"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1add1" officeooo:paragraph-rsid="0011add1" style:font-weight-asian="normal" style:font-weight-complex="normal"/>
    </style:style>
    <style:style style:name="P22" style:family="paragraph" style:parent-style-name="Standard">
      <style:paragraph-properties fo:text-align="start" style:justify-single-word="false"/>
      <style:text-properties style:text-underline-style="none" fo:font-weight="bold" officeooo:rsid="00058831" officeooo:paragraph-rsid="00058831"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06ef31" officeooo:paragraph-rsid="0006ef31" style:font-weight-asian="bold" style:font-weight-complex="bold"/>
    </style:style>
    <style:style style:name="P24" style:family="paragraph" style:parent-style-name="Standard">
      <style:paragraph-properties fo:text-align="start" style:justify-single-word="false"/>
      <style:text-properties style:text-underline-style="none" fo:font-weight="bold" officeooo:rsid="00123f0c" officeooo:paragraph-rsid="00123f0c"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1609a2" officeooo:paragraph-rsid="001609a2" style:font-weight-asian="bold" style:font-weight-complex="bold"/>
    </style:style>
    <style:style style:name="P26" style:family="paragraph" style:parent-style-name="Standard">
      <style:paragraph-properties fo:text-align="start" style:justify-single-word="false"/>
      <style:text-properties fo:font-style="italic" style:text-underline-style="none" fo:font-weight="normal" officeooo:rsid="00123f0c" officeooo:paragraph-rsid="00123f0c"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1609a2" officeooo:paragraph-rsid="001609a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bold" officeooo:rsid="0017942d" officeooo:paragraph-rsid="0017942d" style:font-style-asian="normal" style:font-weight-asian="bold" style:font-style-complex="normal" style:font-weight-complex="bold"/>
    </style:style>
    <style:style style:name="P29" style:family="paragraph" style:parent-style-name="Standard" style:list-style-name="L1">
      <style:paragraph-properties fo:text-align="start" style:justify-single-word="false"/>
      <style:text-properties style:text-underline-style="none" fo:font-weight="normal" officeooo:rsid="0001b741" officeooo:paragraph-rsid="0001b741" style:font-weight-asian="normal" style:font-weight-complex="normal"/>
    </style:style>
    <style:style style:name="P30" style:family="paragraph" style:parent-style-name="Standard" style:list-style-name="L2">
      <style:paragraph-properties fo:text-align="start" style:justify-single-word="false"/>
      <style:text-properties style:text-underline-style="none" fo:font-weight="normal" officeooo:rsid="0001b741" officeooo:paragraph-rsid="0001b741" style:font-weight-asian="normal" style:font-weight-complex="normal"/>
    </style:style>
    <style:style style:name="P31" style:family="paragraph" style:parent-style-name="Standard" style:list-style-name="L1">
      <style:paragraph-properties fo:text-align="start" style:justify-single-word="false"/>
      <style:text-properties style:text-underline-style="none" fo:font-weight="normal" officeooo:rsid="0003a3c0" officeooo:paragraph-rsid="0003a3c0" style:font-weight-asian="normal" style:font-weight-complex="normal"/>
    </style:style>
    <style:style style:name="P32" style:family="paragraph" style:parent-style-name="Standard" style:list-style-name="L2">
      <style:paragraph-properties fo:text-align="start" style:justify-single-word="false"/>
      <style:text-properties style:text-underline-style="none" fo:font-weight="normal" officeooo:rsid="0003a3c0" officeooo:paragraph-rsid="0003a3c0" style:font-weight-asian="normal" style:font-weight-complex="normal"/>
    </style:style>
    <style:style style:name="P33" style:family="paragraph" style:parent-style-name="Standard" style:list-style-name="L3">
      <style:paragraph-properties fo:text-align="start" style:justify-single-word="false"/>
      <style:text-properties style:text-underline-style="none" fo:font-weight="normal" officeooo:rsid="0004d347" officeooo:paragraph-rsid="0004d347" style:font-weight-asian="normal" style:font-weight-complex="normal"/>
    </style:style>
    <style:style style:name="P34" style:family="paragraph" style:parent-style-name="Standard" style:list-style-name="L4">
      <style:paragraph-properties fo:text-align="start" style:justify-single-word="false"/>
      <style:text-properties style:text-underline-style="none" fo:font-weight="normal" officeooo:rsid="00058831" officeooo:paragraph-rsid="00058831" style:font-weight-asian="normal" style:font-weight-complex="normal"/>
    </style:style>
    <style:style style:name="P35" style:family="paragraph" style:parent-style-name="Standard" style:list-style-name="L5">
      <style:paragraph-properties fo:text-align="start" style:justify-single-word="false"/>
      <style:text-properties style:text-underline-style="none" fo:font-weight="normal" officeooo:rsid="00058831" officeooo:paragraph-rsid="00058831" style:font-weight-asian="normal" style:font-weight-complex="normal"/>
    </style:style>
    <style:style style:name="P36" style:family="paragraph" style:parent-style-name="Standard" style:list-style-name="L5">
      <style:paragraph-properties fo:text-align="start" style:justify-single-word="false"/>
      <style:text-properties style:text-underline-style="none" fo:font-weight="normal" officeooo:rsid="00058831" officeooo:paragraph-rsid="0006ef31" style:font-weight-asian="normal" style:font-weight-complex="normal"/>
    </style:style>
    <style:style style:name="P37" style:family="paragraph" style:parent-style-name="Standard" style:list-style-name="L6">
      <style:paragraph-properties fo:text-align="start" style:justify-single-word="false"/>
      <style:text-properties style:text-underline-style="none" fo:font-weight="normal" officeooo:rsid="00058831" officeooo:paragraph-rsid="00058831" style:font-weight-asian="normal" style:font-weight-complex="normal"/>
    </style:style>
    <style:style style:name="P38" style:family="paragraph" style:parent-style-name="Standard" style:list-style-name="L4">
      <style:paragraph-properties fo:text-align="start" style:justify-single-word="false"/>
      <style:text-properties style:text-underline-style="none" fo:font-weight="normal" officeooo:rsid="0006ef31" officeooo:paragraph-rsid="0006ef31" style:font-weight-asian="normal" style:font-weight-complex="normal"/>
    </style:style>
    <style:style style:name="P39" style:family="paragraph" style:parent-style-name="Standard" style:list-style-name="L7">
      <style:paragraph-properties fo:text-align="start" style:justify-single-word="false"/>
      <style:text-properties style:text-underline-style="none" fo:font-weight="normal" officeooo:rsid="0006ef31" officeooo:paragraph-rsid="0006ef31" style:font-weight-asian="normal" style:font-weight-complex="normal"/>
    </style:style>
    <style:style style:name="P40" style:family="paragraph" style:parent-style-name="Standard" style:list-style-name="L8">
      <style:paragraph-properties fo:text-align="start" style:justify-single-word="false"/>
      <style:text-properties style:text-underline-style="none" fo:font-weight="normal" officeooo:rsid="00123f0c" officeooo:paragraph-rsid="00123f0c" style:font-weight-asian="normal" style:font-weight-complex="normal"/>
    </style:style>
    <style:style style:name="P41" style:family="paragraph" style:parent-style-name="Standard" style:list-style-name="L9">
      <style:paragraph-properties fo:text-align="start" style:justify-single-word="false"/>
      <style:text-properties style:text-underline-style="none" fo:font-weight="normal" officeooo:rsid="00123f0c" officeooo:paragraph-rsid="00123f0c" style:font-weight-asian="normal" style:font-weight-complex="normal"/>
    </style:style>
    <style:style style:name="P42" style:family="paragraph" style:parent-style-name="Standard" style:list-style-name="L10">
      <style:paragraph-properties fo:text-align="start" style:justify-single-word="false"/>
      <style:text-properties style:text-underline-style="none" fo:font-weight="normal" officeooo:rsid="00123f0c" officeooo:paragraph-rsid="00123f0c" style:font-weight-asian="normal" style:font-weight-complex="normal"/>
    </style:style>
    <style:style style:name="P43" style:family="paragraph" style:parent-style-name="Standard" style:list-style-name="L12">
      <style:paragraph-properties fo:text-align="start" style:justify-single-word="false"/>
      <style:text-properties style:text-underline-style="none" fo:font-weight="normal" officeooo:rsid="001609a2" officeooo:paragraph-rsid="001609a2"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0fc440" officeooo:paragraph-rsid="000fc440"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11add1" officeooo:paragraph-rsid="0011add1" style:font-weight-asian="normal" style:font-weight-complex="normal"/>
    </style:style>
    <style:style style:name="P46" style:family="paragraph" style:parent-style-name="Standard" style:list-style-name="L2">
      <style:paragraph-properties fo:text-align="start" style:justify-single-word="false"/>
      <style:text-properties style:text-underline-style="solid" style:text-underline-width="auto" style:text-underline-color="font-color" fo:font-weight="bold" officeooo:rsid="0001b741" officeooo:paragraph-rsid="0001b741" style:font-weight-asian="bold" style:font-weight-complex="bold"/>
    </style:style>
    <style:style style:name="P47" style:family="paragraph" style:parent-style-name="Standard">
      <style:paragraph-properties fo:text-align="start" style:justify-single-word="false"/>
      <style:text-properties style:text-underline-style="solid" style:text-underline-width="auto" style:text-underline-color="font-color" fo:font-weight="bold" officeooo:rsid="0001b741" officeooo:paragraph-rsid="0001b741" style:font-weight-asian="bold" style:font-weight-complex="bold"/>
    </style:style>
    <style:style style:name="P48" style:family="paragraph" style:parent-style-name="Standard" style:list-style-name="L2">
      <style:paragraph-properties fo:text-align="start" style:justify-single-word="false"/>
      <style:text-properties style:text-underline-style="solid" style:text-underline-width="auto" style:text-underline-color="font-color" fo:font-weight="bold" officeooo:rsid="0003a3c0" officeooo:paragraph-rsid="0003a3c0" style:font-weight-asian="bold" style:font-weight-complex="bold"/>
    </style:style>
    <style:style style:name="P49" style:family="paragraph" style:parent-style-name="Standard">
      <style:paragraph-properties fo:text-align="start" style:justify-single-word="false"/>
      <style:text-properties style:text-underline-style="solid" style:text-underline-width="auto" style:text-underline-color="font-color" fo:font-weight="bold" officeooo:rsid="0007f924" officeooo:paragraph-rsid="0007f924" style:font-weight-asian="bold" style:font-weight-complex="bold"/>
    </style:style>
    <style:style style:name="P50" style:family="paragraph" style:parent-style-name="Standard" style:list-style-name="L11">
      <style:paragraph-properties fo:text-align="start" style:justify-single-word="false"/>
      <style:text-properties fo:font-style="italic" style:text-underline-style="none" fo:font-weight="normal" officeooo:rsid="00123f0c" officeooo:paragraph-rsid="00123f0c" style:font-style-asian="italic" style:font-weight-asian="normal" style:font-style-complex="italic" style:font-weight-complex="normal"/>
    </style:style>
    <style:style style:name="P51" style:family="paragraph" style:parent-style-name="Standard" style:list-style-name="L12">
      <style:paragraph-properties fo:text-align="start" style:justify-single-word="false"/>
      <style:text-properties fo:font-style="italic" style:text-underline-style="none" fo:font-weight="normal" officeooo:rsid="001609a2" officeooo:paragraph-rsid="001609a2" style:font-style-asian="italic" style:font-weight-asian="normal" style:font-style-complex="italic" style:font-weight-complex="normal"/>
    </style:style>
    <style:style style:name="P52" style:family="paragraph" style:parent-style-name="Standard" style:list-style-name="L13">
      <style:paragraph-properties fo:text-align="start" style:justify-single-word="false"/>
      <style:text-properties fo:font-style="normal" style:text-underline-style="none" fo:font-weight="normal" officeooo:rsid="0017942d" officeooo:paragraph-rsid="0017942d"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17942d" officeooo:paragraph-rsid="0017942d" style:font-style-asian="normal" style:font-weight-asian="normal" style:font-style-complex="normal" style:font-weight-complex="normal"/>
    </style:style>
    <style:style style:name="P54" style:family="paragraph">
      <loext:graphic-properties draw:fill-color="#ff9900"/>
    </style:style>
    <style:style style:name="P55" style:family="paragraph">
      <style:paragraph-properties fo:text-align="center"/>
    </style:style>
    <style:style style:name="P56" style:family="paragraph">
      <style:paragraph-properties fo:text-align="center"/>
      <style:text-properties fo:font-size="12pt"/>
    </style:style>
    <style:style style:name="P57" style:family="paragraph">
      <loext:graphic-properties draw:fill="none" draw:fill-color="#ffffff"/>
    </style:style>
    <style:style style:name="P58" style:family="paragraph">
      <loext:graphic-properties draw:fill-color="#6666ff"/>
      <style:paragraph-properties fo:text-align="center"/>
    </style:style>
    <style:style style:name="P59" style:family="paragraph">
      <loext:graphic-properties draw:fill="none" draw:fill-color="#000000"/>
      <style:paragraph-properties fo:text-align="center"/>
    </style:style>
    <style:style style:name="P60" style:family="paragraph">
      <loext:graphic-properties draw:fill="none"/>
      <style:paragraph-properties fo:text-align="cente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1b741" style:font-weight-asian="normal" style:font-weight-complex="normal"/>
    </style:style>
    <style:style style:name="T4" style:family="text">
      <style:text-properties style:text-underline-style="none" fo:font-weight="normal" officeooo:rsid="00020971" style:font-weight-asian="normal" style:font-weight-complex="normal"/>
    </style:style>
    <style:style style:name="T5" style:family="text">
      <style:text-properties style:text-underline-style="none" fo:font-weight="normal" officeooo:rsid="0017aecb" style:font-weight-asian="normal" style:font-weight-complex="normal"/>
    </style:style>
    <style:style style:name="T6" style:family="text">
      <style:text-properties officeooo:rsid="001a77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9900" draw:textarea-horizontal-align="justify" draw:textarea-vertical-align="middle" draw:auto-grow-height="false" fo:min-height="0.834cm" fo:min-width="1.5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6666ff" draw:textarea-horizontal-align="justify" draw:textarea-vertical-align="middle" draw:auto-grow-height="false" fo:min-height="2.011cm" fo:min-width="3.704cm" style:run-through="foreground"/>
    </style:style>
    <style:style style:name="gr8" style:family="graphic">
      <style:graphic-properties draw:fill-color="#6666ff" draw:textarea-horizontal-align="justify" draw:textarea-vertical-align="middle" draw:auto-grow-height="false" fo:min-height="2.011cm" fo:min-width="3.889cm" style:run-through="foreground"/>
    </style:style>
    <style:style style:name="gr9" style:family="graphic">
      <style:graphic-properties draw:stroke="solid" draw:marker-end="Arrowheads_20_1" draw:fill-color="#6666ff" draw:textarea-horizontal-align="center" draw:textarea-vertical-align="middle" style:run-through="foreground"/>
    </style:style>
    <style:style style:name="gr10" style:family="graphic">
      <style:graphic-properties draw:marker-end="Arrowheads_20_1" draw:fill-color="#6666ff" draw:textarea-horizontal-align="center" draw:textarea-vertical-align="middle" style:run-through="foreground"/>
    </style:style>
    <style:style style:name="gr11" style:family="graphic">
      <style:graphic-properties draw:marker-start="Arrowheads_20_1" draw:fill-color="#6666ff" draw:textarea-horizontal-align="center" draw:textarea-vertical-align="middle" style:run-through="foreground"/>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49cm" svg:stroke-color="#000000" draw:marker-start-width="0.427cm" draw:marker-end-width="0.427cm" draw:fill="none"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49cm" svg:stroke-color="#000000"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3.916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Application for Student Project Allocation </text:p>
      <text:p text:style-name="P1"/>
      <text:p text:style-name="P2">Problem Statement:</text:p>
      <text:p text:style-name="P2"><text:bookmark-start text:name="__DdeLink__533_1176842645"/><text:span text:style-name="T2">Glasgow university needs to update its system for student project allocation as the current one is beginning to become outdated. There are three main types of users for this system: Admins, Supervisors and Students. </text:span><text:span text:style-name="T3">A</text:span><text:span text:style-name="T2">dmin</text:span><text:span text:style-name="T5">istrators handle information for all users stored on the database, and are responsible for verifying projects and managing to matching process. </text:span><text:span text:style-name="T2">Supervisors can subscribe to categories of projects, submit projects to categories, and have students assigned to them once projects are allocated. Students are (usually) locked to a single category for their level, are allowed to browse the projects and rank them in order of preference during allocation, after which they are assigned to a project and its supervisor. Project submission and allocation take place during overlapping time brackets, students should not be able to edit their choices before allocation proper begins. Supervisors may add additional projects to a category while students are making their choices. The algorithm for matching will be supplied for this project.</text:span><text:bookmark-end text:name="__DdeLink__533_1176842645"/></text:p>
      <text:p text:style-name="P14"/>
      <text:p text:style-name="P6">ER Diagram</text:p>
      <text:p text:style-name="P6"/>
      <text:p text:style-name="P6"/>
      <text:p text:style-name="P6"/>
      <text:p text:style-name="P6"/>
      <text:p text:style-name="P6"><draw:custom-shape text:anchor-type="paragraph" draw:z-index="40" draw:style-name="gr1" draw:text-style-name="P54" svg:width="3.123cm" svg:height="1.668cm" svg:x="5.913cm" svg:y="0.302cm"><text:p>Ranked in</text:p><draw:enhanced-geometry svg:viewBox="0 0 21600 21600" draw:glue-points="10800 0 0 10800 10800 21600 21600 10800" draw:text-areas="5400 5400 16200 16200" draw:type="diamond" draw:enhanced-path="M 10800 0 L 21600 10800 10800 21600 0 10800 10800 0 Z N"/></draw:custom-shape></text:p>
      <text:p text:style-name="P6"><draw:rect text:anchor-type="paragraph" draw:z-index="36" draw:style-name="gr12" draw:text-style-name="P55" svg:width="2.647cm" svg:height="1.43cm" svg:x="12.527cm" svg:y="0.055cm"><text:p text:style-name="P55">Preference</text:p></draw:rect><draw:frame text:anchor-type="paragraph" draw:z-index="41" draw:style-name="gr4" draw:text-style-name="P57" svg:width="1.006cm" svg:height="0.496cm" svg:x="11.972cm" svg:y="0.055cm"><draw:text-box><text:p>n</text:p></draw:text-box></draw:frame><draw:frame text:anchor-type="paragraph" draw:z-index="44" draw:style-name="gr4" draw:text-style-name="P57" svg:width="0.595cm" svg:height="0.496cm" svg:x="15.305cm" svg:y="0.379cm"><draw:text-box><text:p>n</text:p></draw:text-box></draw:frame></text:p>
      <text:p text:style-name="P15"><draw:line text:anchor-type="paragraph" draw:z-index="38" draw:style-name="gr13" draw:text-style-name="P55" svg:x1="8.929cm" svg:y1="0.203cm" svg:x2="12.527cm" svg:y2="0.203cm"><text:p/></draw:line><draw:line text:anchor-type="paragraph" draw:z-index="37" draw:style-name="gr13" draw:text-style-name="P55" svg:x1="2.618cm" svg:y1="1.732cm" svg:x2="6.178cm" svg:y2="0.282cm"><text:p/></draw:line><draw:line text:anchor-type="paragraph" draw:z-index="45" draw:style-name="gr13" draw:text-style-name="P55" svg:x1="15.173cm" svg:y1="0.388cm" svg:x2="16.729cm" svg:y2="2.986cm"><text:p/></draw:line></text:p>
      <text:p text:style-name="P15"/>
      <text:p text:style-name="P15"><draw:rect text:anchor-type="paragraph" draw:z-index="2" draw:style-name="gr2" draw:text-style-name="P55" svg:width="2.911cm" svg:height="1.403cm" svg:x="12.592cm" svg:y="0.457cm"><text:p text:style-name="P55">Supervisor</text:p></draw:rect><draw:frame text:anchor-type="paragraph" draw:z-index="43" draw:style-name="gr4" draw:text-style-name="P57" svg:width="0.727cm" svg:height="0.496cm" svg:x="2.409cm" svg:y="0.263cm"><draw:text-box><text:p>1</text:p></draw:text-box></draw:frame></text:p>
      <text:p text:style-name="P15"><draw:rect text:anchor-type="paragraph" draw:z-index="3" draw:style-name="gr2" draw:text-style-name="P55" svg:width="2.911cm" svg:height="1.403cm" svg:x="-0.293cm" svg:y="0.272cm"><text:p text:style-name="P55">Project</text:p></draw:rect><draw:custom-shape text:anchor-type="paragraph" draw:z-index="0" draw:style-name="gr1" draw:text-style-name="P54" svg:width="3.123cm" svg:height="1.668cm" svg:x="6.137cm" svg:y="0.102cm"><text:p>Proposed by</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24" draw:style-name="gr4" draw:text-style-name="P57" svg:width="0.727cm" svg:height="0.496cm" svg:x="2.833cm" svg:y="0.407cm"><draw:text-box><text:p>n</text:p></draw:text-box></draw:frame><draw:frame text:anchor-type="paragraph" draw:z-index="25" draw:style-name="gr4" draw:text-style-name="P57" svg:width="0.727cm" svg:height="0.496cm" svg:x="11.795cm" svg:y="0.233cm"><draw:text-box><text:p>1</text:p></draw:text-box></draw:frame></text:p>
      <text:p text:style-name="P15"><draw:line text:anchor-type="paragraph" draw:z-index="10" draw:style-name="gr3" draw:text-style-name="P55" svg:x1="12.592cm" svg:y1="0.33cm" svg:x2="9.126cm" svg:y2="0.383cm"><text:p/></draw:line><draw:line text:anchor-type="paragraph" draw:z-index="11" draw:style-name="gr3" draw:text-style-name="P55" svg:x1="6.137cm" svg:y1="0.436cm" svg:x2="2.618cm" svg:y2="0.436cm"><text:p/></draw:line></text:p>
      <text:p text:style-name="P15"><draw:line text:anchor-type="paragraph" draw:z-index="17" draw:style-name="gr3" draw:text-style-name="P55" svg:x1="9.47cm" svg:y1="4.437cm" svg:x2="12.989cm" svg:y2="0.399cm"><text:p/></draw:line><draw:line text:anchor-type="paragraph" draw:z-index="16" draw:style-name="gr3" draw:text-style-name="P55" svg:x1="14.18cm" svg:y1="1.96cm" svg:x2="14.18cm" svg:y2="0.399cm"><text:p/></draw:line><draw:frame text:anchor-type="paragraph" draw:z-index="26" draw:style-name="gr4" draw:text-style-name="P57" svg:width="0.727cm" svg:height="0.496cm" svg:x="14.31cm" svg:y="0.399cm"><draw:text-box><text:p>n</text:p></draw:text-box></draw:frame><draw:frame text:anchor-type="paragraph" draw:z-index="29" draw:style-name="gr4" draw:text-style-name="P57" svg:width="0.727cm" svg:height="0.496cm" svg:x="12.989cm" svg:y="0.399cm"><draw:text-box><text:p>n</text:p></draw:text-box></draw:frame><draw:frame text:anchor-type="paragraph" draw:z-index="30" draw:style-name="gr4" draw:text-style-name="P57" svg:width="0.727cm" svg:height="0.496cm" svg:x="2.716cm" svg:y="0.113cm"><draw:text-box><text:p>1</text:p></draw:text-box></draw:frame><draw:frame text:anchor-type="paragraph" draw:z-index="33" draw:style-name="gr4" draw:text-style-name="P57" svg:width="0.727cm" svg:height="0.496cm" svg:x="2.716cm" svg:y="0.113cm"><draw:text-box><text:p>1</text:p></draw:text-box></draw:frame></text:p>
      <text:p text:style-name="P15"><draw:line text:anchor-type="paragraph" draw:z-index="13" draw:style-name="gr3" draw:text-style-name="P55" svg:x1="1.268cm" svg:y1="2.062cm" svg:x2="1.268cm" svg:y2="0.213cm"><text:p/></draw:line><draw:line text:anchor-type="paragraph" draw:z-index="14" draw:style-name="gr3" draw:text-style-name="P55" svg:x1="2.618cm" svg:y1="0.044cm" svg:x2="6.349cm" svg:y2="1.621cm"><text:p/></draw:line><draw:frame text:anchor-type="paragraph" draw:z-index="22" draw:style-name="gr4" draw:text-style-name="P57" svg:width="0.727cm" svg:height="0.496cm" svg:x="1.461cm" svg:y="0.365cm"><draw:text-box><text:p>n</text:p></draw:text-box></draw:frame><draw:custom-shape text:anchor-type="paragraph" draw:z-index="39" draw:style-name="gr1" draw:text-style-name="P54" svg:width="3.123cm" svg:height="1.668cm" svg:x="15.175cm" svg:y="0.065cm"><text:p>Owned By</text:p><draw:enhanced-geometry svg:viewBox="0 0 21600 21600" draw:glue-points="10800 0 0 10800 10800 21600 21600 10800" draw:text-areas="5400 5400 16200 16200" draw:type="diamond" draw:enhanced-path="M 10800 0 L 21600 10800 10800 21600 0 10800 10800 0 Z N"/></draw:custom-shape></text:p>
      <text:p text:style-name="P15"><draw:custom-shape text:anchor-type="paragraph" draw:z-index="6" draw:style-name="gr1" draw:text-style-name="P54" svg:width="3.123cm" svg:height="1.668cm" svg:x="6.348cm" svg:y="0.346cm"><text:p>Assigned to</text:p><draw:enhanced-geometry svg:viewBox="0 0 21600 21600" draw:glue-points="10800 0 0 10800 10800 21600 21600 10800" draw:text-areas="5400 5400 16200 16200" draw:type="diamond" draw:enhanced-path="M 10800 0 L 21600 10800 10800 21600 0 10800 10800 0 Z N"/></draw:custom-shape></text:p>
      <text:p text:style-name="P15"/>
      <text:p text:style-name="P15"><draw:custom-shape text:anchor-type="paragraph" draw:z-index="8" draw:style-name="gr1" draw:text-style-name="P54" svg:width="3.123cm" svg:height="1.668cm" svg:x="12.592cm" svg:y="0.012cm"><text:p>Assigned to</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6" draw:style-name="gr13" draw:text-style-name="P55" svg:x1="16.755cm" svg:y1="0.272cm" svg:x2="15.556cm" svg:y2="3.415cm"><text:p/></draw:line><draw:line text:anchor-type="paragraph" draw:z-index="15" draw:style-name="gr3" draw:text-style-name="P55" svg:x1="9.47cm" svg:y1="0.213cm" svg:x2="12.645cm" svg:y2="2.727cm"><text:p/></draw:line></text:p>
      <text:p text:style-name="P15"><draw:custom-shape text:anchor-type="paragraph" draw:z-index="5" draw:style-name="gr1" draw:text-style-name="P54" svg:width="3.123cm" svg:height="1.668cm" svg:x="-0.293cm" svg:y="0.115cm"><text:p>Placed in</text:p><draw:enhanced-geometry svg:viewBox="0 0 21600 21600" draw:glue-points="10800 0 0 10800 10800 21600 21600 10800" draw:text-areas="5400 5400 16200 16200" draw:type="diamond" draw:enhanced-path="M 10800 0 L 21600 10800 10800 21600 0 10800 10800 0 Z N"/></draw:custom-shape></text:p>
      <text:p text:style-name="P15"/>
      <text:p text:style-name="P15"><draw:custom-shape text:anchor-type="paragraph" draw:z-index="7" draw:style-name="gr1" draw:text-style-name="P54" svg:width="3.123cm" svg:height="1.668cm" svg:x="6.348cm" svg:y="0.24cm"><text:p>Subscribed to</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1" draw:style-name="gr3" draw:text-style-name="P56" svg:x1="14.127cm" svg:y1="0.219cm" svg:x2="14.127cm" svg:y2="1.267cm"><text:p/></draw:line></text:p>
      <text:p text:style-name="P15"><draw:frame text:anchor-type="paragraph" draw:z-index="27" draw:style-name="gr4" draw:text-style-name="P57" svg:width="0.727cm" svg:height="0.496cm" svg:x="14.226cm" svg:y="0.284cm"><draw:text-box><text:p>n</text:p></draw:text-box></draw:frame><draw:frame text:anchor-type="paragraph" draw:z-index="31" draw:style-name="gr4" draw:text-style-name="P57" svg:width="0.727cm" svg:height="0.496cm" svg:x="12.645cm" svg:y="0.284cm"><draw:text-box><text:p>1</text:p></draw:text-box></draw:frame><draw:frame text:anchor-type="paragraph" draw:z-index="42" draw:style-name="gr4" draw:text-style-name="P57" svg:width="0.516cm" svg:height="0.496cm" svg:x="15.556cm" svg:y="0.284cm"><draw:text-box><text:p>n</text:p></draw:text-box></draw:frame><draw:line text:anchor-type="paragraph" draw:z-index="12" draw:style-name="gr3" draw:text-style-name="P55" svg:x1="1.251cm" svg:y1="0.321cm" svg:x2="1.242cm" svg:y2="2.007cm"><text:p/></draw:line></text:p>
      <text:p text:style-name="P14"><draw:rect text:anchor-type="paragraph" draw:z-index="4" draw:style-name="gr2" draw:text-style-name="P55" svg:width="2.911cm" svg:height="1.403cm" svg:x="12.645cm" svg:y="0.293cm"><text:p text:style-name="P55">Student</text:p></draw:rect><draw:line text:anchor-type="paragraph" draw:z-index="18" draw:style-name="gr3" draw:text-style-name="P55" svg:x1="6.348cm" svg:y1="0.134cm" svg:x2="2.591cm" svg:y2="1.52cm"><text:p/></draw:line></text:p>
      <text:p text:style-name="P3"><draw:frame text:anchor-type="paragraph" draw:z-index="34" draw:style-name="gr4" draw:text-style-name="P57" svg:width="0.727cm" svg:height="0.496cm" svg:x="12.324cm" svg:y="0.432cm"><draw:text-box><text:p>n</text:p></draw:text-box></draw:frame></text:p>
      <text:p text:style-name="P3"><draw:custom-shape text:anchor-type="paragraph" draw:z-index="9" draw:style-name="gr1" draw:text-style-name="P54" svg:width="3.123cm" svg:height="1.668cm" svg:x="6.29cm" svg:y="0.441cm"><text:p>Subscribed to</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0" draw:style-name="gr3" draw:text-style-name="P55" svg:x1="9.412cm" svg:y1="1.277cm" svg:x2="12.645cm" svg:y2="0.441cm"><text:p/></draw:line><draw:frame text:anchor-type="paragraph" draw:z-index="23" draw:style-name="gr5" draw:text-style-name="P57" svg:width="0.629cm" svg:height="0.489cm" svg:x="1.374cm" svg:y="0.058cm"><draw:text-box><text:p>1</text:p></draw:text-box></draw:frame><draw:frame text:anchor-type="paragraph" draw:z-index="28" draw:style-name="gr4" draw:text-style-name="P57" svg:width="0.727cm" svg:height="0.496cm" svg:x="2.367cm" svg:y="0.051cm"><draw:text-box><text:p>n</text:p></draw:text-box></draw:frame></text:p>
      <text:p text:style-name="P3"><draw:rect text:anchor-type="paragraph" draw:z-index="1" draw:style-name="gr2" draw:text-style-name="P55" svg:width="2.911cm" svg:height="1.403cm" svg:x="-0.319cm" svg:y="0.06cm"><text:p text:style-name="P55">Category</text:p></draw:rect><draw:frame text:anchor-type="paragraph" draw:z-index="32" draw:style-name="gr4" draw:text-style-name="P57" svg:width="0.837cm" svg:height="0.496cm" svg:x="2.829cm" svg:y="0.252cm"><draw:text-box><text:p>1</text:p></draw:text-box></draw:frame></text:p>
      <text:p text:style-name="P3"><draw:line text:anchor-type="paragraph" draw:z-index="19" draw:style-name="gr3" draw:text-style-name="P55" svg:x1="6.295cm" svg:y1="0.261cm" svg:x2="2.591cm" svg:y2="0.261cm"><text:p/></draw:line></text:p>
      <text:p text:style-name="P3"/>
      <text:p text:style-name="P3"/>
      <text:p text:style-name="P3"/>
      <text:p text:style-name="P3"/>
      <text:p text:style-name="P3"/>
      <text:p text:style-name="P3"/>
      <text:p text:style-name="P3"/>
      <text:p text:style-name="P3"/>
      <text:p text:style-name="P3">Use Cases:</text:p>
      <text:p text:style-name="P16"/>
      <text:p text:style-name="P3"><text:span text:style-name="T2">As a </text:span><text:span text:style-name="T1">Student</text:span><text:span text:style-name="T2"> I want to be able to:</text:span></text:p>
      <text:list xml:id="list1171412620834667954" text:style-name="L1">
        <text:list-item>
          <text:p text:style-name="P29"><text:soft-page-break/>Log in to my account</text:p>
        </text:list-item>
        <text:list-item>
          <text:p text:style-name="P29">Browse projects in my assigned category</text:p>
        </text:list-item>
        <text:list-item>
          <text:p text:style-name="P29">Rank projects in order of preference</text:p>
        </text:list-item>
        <text:list-item>
          <text:p text:style-name="P29">Submit my choices</text:p>
        </text:list-item>
        <text:list-item>
          <text:p text:style-name="P31">View my assigned projec<text:span text:style-name="T6">t </text:span></text:p>
        </text:list-item>
      </text:list>
      <text:p text:style-name="P16"/>
      <text:p text:style-name="P3"><text:span text:style-name="T2">As a </text:span><text:span text:style-name="T1">Supervisor</text:span><text:span text:style-name="T2"> I want to be able to:</text:span></text:p>
      <text:list xml:id="list2891716623546291541" text:style-name="L2">
        <text:list-item>
          <text:p text:style-name="P30">Subscribe to categories relevant to me</text:p>
        </text:list-item>
        <text:list-item>
          <text:p text:style-name="P46"><text:span text:style-name="T2">Propose projects </text:span><text:span text:style-name="T4">for a category</text:span></text:p>
        </text:list-item>
        <text:list-item>
          <text:p text:style-name="P48"><text:span text:style-name="T4">V</text:span><text:span text:style-name="T2">iew my projects</text:span></text:p>
        </text:list-item>
        <text:list-item>
          <text:p text:style-name="P32">View students assigned to my projects</text:p>
        </text:list-item>
      </text:list>
      <text:p text:style-name="P17"/>
      <text:p text:style-name="P4"><text:span text:style-name="T2">As an </text:span><text:span text:style-name="T1">Admin</text:span><text:span text:style-name="T2"> I want to be able to:</text:span></text:p>
      <text:list xml:id="list6537574983215741462" text:style-name="L3">
        <text:list-item>
          <text:p text:style-name="P33">Add new categories</text:p>
        </text:list-item>
        <text:list-item>
          <text:p text:style-name="P33">Verify proposed projects for a category</text:p>
        </text:list-item>
        <text:list-item>
          <text:p text:style-name="P33">Preallocate students to projects</text:p>
        </text:list-item>
        <text:list-item>
          <text:p text:style-name="P33">Freely modify project assignments as needed</text:p>
        </text:list-item>
      </text:list>
      <text:p text:style-name="P18"/>
      <text:p text:style-name="P18"/>
      <text:p text:style-name="P5">MoSCoW</text:p>
      <text:p text:style-name="P5"/>
      <text:p text:style-name="P22">MUST have:</text:p>
      <text:list xml:id="list9205451546551979849" text:style-name="L4">
        <text:list-item>
          <text:p text:style-name="P34">Separate Admin, Supervisor and Student Logins</text:p>
        </text:list-item>
        <text:list-item>
          <text:p text:style-name="P34">Have discrete categories for projects</text:p>
        </text:list-item>
        <text:list-item>
          <text:p text:style-name="P34">Allow Supervisors to submit projects</text:p>
        </text:list-item>
        <text:list-item>
          <text:p text:style-name="P34">Allow students to rank projects</text:p>
        </text:list-item>
        <text:list-item>
          <text:p text:style-name="P34">Enforce submission and allocation deadlines</text:p>
        </text:list-item>
        <text:list-item>
          <text:p text:style-name="P38">Allow students and supervisors to see allocation results</text:p>
        </text:list-item>
      </text:list>
      <text:p text:style-name="P22"/>
      <text:p text:style-name="P22">SHOULD have:</text:p>
      <text:list xml:id="list3871092495560595375" text:style-name="L5">
        <text:list-item>
          <text:p text:style-name="P35">Enforce Software Engineering students to only pick Software Engineering projects</text:p>
        </text:list-item>
        <text:list-item>
          <text:p text:style-name="P35">Allow admins to preallocate students to projects</text:p>
        </text:list-item>
        <text:list-item>
          <text:p text:style-name="P35">Require admins to ratify submitted projects</text:p>
        </text:list-item>
        <text:list-item>
          <text:p text:style-name="P35">Allow submission of requests for categories</text:p>
          <text:p text:style-name="P36"/>
        </text:list-item>
      </text:list>
      <text:p text:style-name="P22">COULD have:</text:p>
      <text:list xml:id="list3598035806528447190" text:style-name="L6">
        <text:list-item>
          <text:p text:style-name="P37">Convenience features</text:p>
        </text:list-item>
        <text:list-item>
          <text:p text:style-name="P37">Allow students to favourite projects</text:p>
        </text:list-item>
        <text:list-item>
          <text:p text:style-name="P37">Allow searching of project listings</text:p>
        </text:list-item>
        <text:list-item>
          <text:p text:style-name="P37">Collect data from matching algorithm of matching accuracy</text:p>
        </text:list-item>
      </text:list>
      <text:p text:style-name="P11"/>
      <text:p text:style-name="P23">WON'T have:</text:p>
      <text:list xml:id="list6894882641536728341" text:style-name="L7">
        <text:list-item>
          <text:p text:style-name="P39">Tertiary features depending on project progress</text:p>
        </text:list-item>
        <text:list-item>
          <text:p text:style-name="P39">Students being able to see or subscribe to other categories</text:p>
        </text:list-item>
      </text:list>
      <text:p text:style-name="P12"/>
      <text:p text:style-name="P7">Proposed Pages</text:p>
      <text:p text:style-name="P13">Homepage (Logged out)</text:p>
      <text:p text:style-name="P13">Dashboard (Logged in)</text:p>
      <text:p text:style-name="P19">Category Subscription</text:p>
      <text:p text:style-name="P19">Project Submission</text:p>
      <text:p text:style-name="P19"><text:soft-page-break/>Project listings</text:p>
      <text:p text:style-name="P19">Project details</text:p>
      <text:p text:style-name="P19">Account page?</text:p>
      <text:p text:style-name="P19">Admin panel?</text:p>
      <text:p text:style-name="P19"/>
      <text:p text:style-name="P8">Url Mappings</text:p>
      <text:p text:style-name="P19">/home/ <text:tab/><text:tab/><text:tab/><text:tab/>Homepage</text:p>
      <text:p text:style-name="P19">/home/#ID<text:tab/><text:tab/><text:tab/><text:tab/>Dashboard</text:p>
      <text:p text:style-name="P19">/home/#ID/categories<text:tab/><text:tab/><text:tab/>Category Subscription</text:p>
      <text:p text:style-name="P19">/home/#ID/submit<text:tab/><text:tab/><text:tab/>Project Submission</text:p>
      <text:p text:style-name="P19">/home/#ID/projects<text:tab/><text:tab/><text:tab/>Project Listings</text:p>
      <text:p text:style-name="P19">/home/#ID/projects/#projectID<text:tab/>Project Description</text:p>
      <text:p text:style-name="P19"/>
      <text:p text:style-name="P19"/>
      <text:p text:style-name="P19"><draw:g text:anchor-type="paragraph" draw:z-index="35" draw:style-name="gr6"><draw:custom-shape draw:style-name="gr7" draw:text-style-name="P58" svg:width="3.705cm" svg:height="2.012cm" svg:x="7.389cm" svg:y="0.406cm"><text:p text:style-name="P55">Homepage</text:p><text:p text:style-name="P55">(Logged out)</text:p><draw:enhanced-geometry svg:viewBox="0 0 21600 21600" draw:type="rectangle" draw:enhanced-path="M 0 0 L 21600 0 21600 21600 0 21600 0 0 Z N"/></draw:custom-shape><draw:custom-shape draw:style-name="gr7" draw:text-style-name="P58" svg:width="3.705cm" svg:height="2.012cm" svg:x="0.906cm" svg:y="0.178cm"><text:p text:style-name="P55">Project Submission</text:p><text:p text:style-name="P55">(Supervisors)</text:p><draw:enhanced-geometry svg:viewBox="0 0 21600 21600" draw:type="rectangle" draw:enhanced-path="M 0 0 L 21600 0 21600 21600 0 21600 0 0 Z N"/></draw:custom-shape><draw:custom-shape draw:style-name="gr8" draw:text-style-name="P58" svg:width="3.89cm" svg:height="2.012cm" svg:x="0.88cm" svg:y="3.21cm"><text:p text:style-name="P55">Edit Entities</text:p><text:p text:style-name="P55">(Admins)</text:p><draw:enhanced-geometry svg:viewBox="0 0 21600 21600" draw:type="rectangle" draw:enhanced-path="M 0 0 L 21600 0 21600 21600 0 21600 0 0 Z N"/></draw:custom-shape><draw:custom-shape draw:style-name="gr7" draw:text-style-name="P58" svg:width="3.705cm" svg:height="2.012cm" svg:x="0.906cm" svg:y="5.946cm"><text:p text:style-name="P55">Add Entities</text:p><text:p text:style-name="P55">(Admins)</text:p><draw:enhanced-geometry svg:viewBox="0 0 21600 21600" draw:type="rectangle" draw:enhanced-path="M 0 0 L 21600 0 21600 21600 0 21600 0 0 Z N"/></draw:custom-shape><draw:custom-shape draw:style-name="gr7" draw:text-style-name="P58" svg:width="3.705cm" svg:height="2.012cm" svg:x="7.336cm" svg:y="3.263cm"><text:p text:style-name="P55">Dashboard</text:p><text:p text:style-name="P55">(Logged in)</text:p><draw:enhanced-geometry svg:viewBox="0 0 21600 21600" draw:type="rectangle" draw:enhanced-path="M 0 0 L 21600 0 21600 21600 0 21600 0 0 Z N"/></draw:custom-shape><draw:custom-shape draw:style-name="gr7" draw:text-style-name="P58" svg:width="3.705cm" svg:height="2.012cm" svg:x="13.368cm" svg:y="0.39cm"><text:p text:style-name="P55">Project Listings</text:p><draw:enhanced-geometry svg:viewBox="0 0 21600 21600" draw:type="rectangle" draw:enhanced-path="M 0 0 L 21600 0 21600 21600 0 21600 0 0 Z N"/></draw:custom-shape><draw:custom-shape draw:style-name="gr7" draw:text-style-name="P58" svg:width="3.705cm" svg:height="2.012cm" svg:x="13.342cm" svg:y="3.422cm"><text:p text:style-name="P55">Project Details</text:p><draw:enhanced-geometry svg:viewBox="0 0 21600 21600" draw:type="rectangle" draw:enhanced-path="M 0 0 L 21600 0 21600 21600 0 21600 0 0 Z N"/></draw:custom-shape><draw:custom-shape draw:style-name="gr7" draw:text-style-name="P58" svg:width="3.705cm" svg:height="2.012cm" svg:x="7.309cm" svg:y="6.158cm"><text:p text:style-name="P55">Account Panel</text:p><draw:enhanced-geometry svg:viewBox="0 0 21600 21600" draw:type="rectangle" draw:enhanced-path="M 0 0 L 21600 0 21600 21600 0 21600 0 0 Z N"/></draw:custom-shape><draw:line draw:style-name="gr9" draw:text-style-name="P58" svg:x1="9.188cm" svg:y1="2.415cm" svg:x2="9.188cm" svg:y2="3.262cm"><text:p/></draw:line><draw:line draw:style-name="gr10" draw:text-style-name="P58" svg:x1="7.334cm" svg:y1="4.242cm" svg:x2="4.768cm" svg:y2="4.242cm"><text:p/></draw:line><draw:line draw:style-name="gr10" draw:text-style-name="P58" svg:x1="7.336cm" svg:y1="3.397cm" svg:x2="4.611cm" svg:y2="1.677cm"><text:p/></draw:line><draw:line draw:style-name="gr11" draw:text-style-name="P58" svg:x1="4.611cm" svg:y1="6.888cm" svg:x2="7.336cm" svg:y2="5.274cm"><text:p/></draw:line><draw:line draw:style-name="gr11" draw:text-style-name="P58" svg:x1="9.241cm" svg:y1="6.158cm" svg:x2="9.241cm" svg:y2="5.274cm"><text:p/></draw:line><draw:line draw:style-name="gr11" draw:text-style-name="P58" svg:x1="13.368cm" svg:y1="1.518cm" svg:x2="11.04cm" svg:y2="3.979cm"><text:p/></draw:line><draw:line draw:style-name="gr11" draw:text-style-name="P58" svg:x1="15.219cm" svg:y1="3.423cm" svg:x2="15.219cm" svg:y2="2.402cm"><text:p/></draw:line></draw:g></text:p>
      <text:p text:style-name="P19"/>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
      <text:p text:style-name="P21"/>
      <text:p text:style-name="P21"/>
      <text:p text:style-name="P21"/>
      <text:p text:style-name="P21"/>
      <text:p text:style-name="P21">- Dashboard designed as central hub to access all features</text:p>
      <text:p text:style-name="P21">- Different features available as per account type</text:p>
      <text:p text:style-name="P21">- Subscribed categories accessed from dashboard (only one for students)</text:p>
      <text:p text:style-name="P21">- Mimicking elements of old system (Decent design, simply needs updated)</text:p>
      <text:p text:style-name="P21"/>
      <text:p text:style-name="P10">Use Cases (Preliminary)</text:p>
      <text:p text:style-name="P24">Student wants to view the details of a project:</text:p>
      <text:list xml:id="list2566307770724563187" text:style-name="L8">
        <text:list-item>
          <text:p text:style-name="P40">Log in at the homepage</text:p>
        </text:list-item>
        <text:list-item>
          <text:p text:style-name="P40">At the dashboard, click the single category they are subscribed to</text:p>
        </text:list-item>
        <text:list-item>
          <text:p text:style-name="P40">Find the project in the list of projects for that category (possible search)</text:p>
        </text:list-item>
        <text:list-item>
          <text:p text:style-name="P40">Click the project to find a display page for that projects</text:p>
        </text:list-item>
      </text:list>
      <text:p text:style-name="P24">Student wants to add a project to their preference list:</text:p>
      <text:p text:style-name="P24">Method One:</text:p>
      <text:list xml:id="list6090404564111587494" text:style-name="L9">
        <text:list-item>
          <text:p text:style-name="P41">Mimicking current system, project ranks are listed on the dashboard</text:p>
        </text:list-item>
        <text:list-item>
          <text:p text:style-name="P41">Student uses a dropdown box to pick a project for each slot</text:p>
        </text:list-item>
      </text:list>
      <text:p text:style-name="P24">Method Two:</text:p>
      <text:list xml:id="list7754145058257890462" text:style-name="L10">
        <text:list-item>
          <text:p text:style-name="P42"><text:soft-page-break/>Each project description contains a preference tab</text:p>
        </text:list-item>
        <text:list-item>
          <text:p text:style-name="P42">Student sets a preference 1-5 on each projects</text:p>
        </text:list-item>
        <text:list-item>
          <text:p text:style-name="P42">Preference list still displayed on dashboard</text:p>
        </text:list-item>
        <text:list-item>
          <text:p text:style-name="P42">May allow re-arrangement of projects via dragging</text:p>
        </text:list-item>
      </text:list>
      <text:p text:style-name="P20"/>
      <text:p text:style-name="P26">Some thoughts on the second method:</text:p>
      <text:list xml:id="list9116016277115120596" text:style-name="L11">
        <text:list-item>
          <text:p text:style-name="P50">Slightly clunky – student must go into each project page to set preferences</text:p>
        </text:list-item>
        <text:list-item>
          <text:p text:style-name="P50">Perhaps mirroring the preference tabs in the project listing will solve this?</text:p>
        </text:list-item>
        <text:list-item>
          <text:p text:style-name="P50">Good note – Likely easier to block this box for software engineering students trying to set non-software engineering projects to their list</text:p>
        </text:list-item>
      </text:list>
      <text:p text:style-name="P26"/>
      <text:p text:style-name="P25">Supervisor wants to subscribe to a category:</text:p>
      <text:list xml:id="list7261128694824408298" text:style-name="L12">
        <text:list-item>
          <text:p text:style-name="P43">Supervisor logs into their account from the homepage</text:p>
        </text:list-item>
        <text:list-item>
          <text:p text:style-name="P43">Selects 'Subscribe to category' button under subscribed categories</text:p>
        </text:list-item>
        <text:list-item>
          <text:p text:style-name="P43">Navigate to list of available categories</text:p>
        </text:list-item>
        <text:list-item>
          <text:p text:style-name="P43">Click 'Subscribe' next to categories they wish to add to their listings</text:p>
          <text:list>
            <text:list-item>
              <text:p text:style-name="P51">Check box? Subscribe button?</text:p>
            </text:list-item>
          </text:list>
        </text:list-item>
      </text:list>
      <text:p text:style-name="P27"/>
      <text:p text:style-name="P28">Supervisor wants to submit a project:</text:p>
      <text:list xml:id="list3145176131111689315" text:style-name="L13">
        <text:list-item>
          <text:p text:style-name="P52">From login, list of submitted projects is displayed</text:p>
        </text:list-item>
        <text:list-item>
          <text:p text:style-name="P52">“Submit project” button underneath this list is clicked</text:p>
        </text:list-item>
        <text:list-item>
          <text:p text:style-name="P52">Dialogue page for submission appears</text:p>
        </text:list-item>
        <text:list-item>
          <text:p text:style-name="P52">Supervisor fills in details for description, category etc</text:p>
        </text:list-item>
        <text:list-item>
          <text:p text:style-name="P52">Click “submit” button</text:p>
        </text:list-item>
      </text:list>
      <text:p text:style-name="P53"/>
      <text:p text:style-name="P53"/>
      <text:p text:style-name="P53"/>
      <text:p text:style-name="P53"><draw:rect text:anchor-type="paragraph" draw:z-index="47" draw:style-name="gr14" draw:text-style-name="P59" svg:width="15.32cm" svg:height="11.669cm" svg:x="1.198cm" svg:y="0.469cm"><text:p/></draw:rect><draw:rect text:anchor-type="paragraph" draw:z-index="48" draw:style-name="gr15" draw:text-style-name="P60" svg:width="15.32cm" svg:height="1.615cm" svg:x="1.198cm" svg:y="0.469cm"><text:p/></draw:rect><draw:rect text:anchor-type="paragraph" draw:z-index="49" draw:style-name="gr15" draw:text-style-name="P60" svg:width="3.864cm" svg:height="1.615cm" svg:x="1.198cm" svg:y="0.469cm"><text:p/></draw:rect><draw:rect text:anchor-type="paragraph" draw:z-index="52" draw:style-name="gr15" draw:text-style-name="P60" svg:width="5.663cm" svg:height="1.615cm" svg:x="10.855cm" svg:y="0.469cm"><text:p/></draw:rect><draw:rect text:anchor-type="paragraph" draw:z-index="53" draw:style-name="gr15" draw:text-style-name="P60" svg:width="2.752cm" svg:height="1.615cm" svg:x="13.765cm" svg:y="0.469cm"><text:p/></draw:rect></text:p>
      <text:p text:style-name="P53"><draw:frame text:anchor-type="paragraph" draw:z-index="50" draw:style-name="gr16" draw:text-style-name="P57" svg:width="3.282cm" svg:height="1.165cm" svg:x="1.489cm" svg:y="0.273cm"><draw:text-box><text:p>Logo</text:p></draw:text-box></draw:frame><draw:frame text:anchor-type="paragraph" draw:z-index="51" draw:style-name="gr17" draw:text-style-name="P57" svg:width="5.134cm" svg:height="1.191cm" svg:x="11.172cm" svg:y="0.273cm"><draw:text-box><text:p>Home<text:tab/><text:tab/><text:tab/> <text:s/>Log Out</text:p></draw:text-box></draw:frame></text:p>
      <text:p text:style-name="P53"/>
      <text:p text:style-name="P53"/>
      <text:p text:style-name="P53"><draw:rect text:anchor-type="paragraph" draw:z-index="54" draw:style-name="gr15" draw:text-style-name="P60" svg:width="2.7cm" svg:height="10.055cm" svg:x="1.198cm" svg:y="0.136cm"><text:p/></draw:rect><draw:frame text:anchor-type="paragraph" draw:z-index="57" draw:style-name="gr18" draw:text-style-name="P57" svg:width="2.303cm" svg:height="1.853cm" svg:x="1.33cm" svg:y="0.136cm"><draw:text-box><text:p>Side panel</text:p></draw:text-box></draw:frame><draw:rect text:anchor-type="paragraph" draw:z-index="55" draw:style-name="gr15" draw:text-style-name="P60" svg:width="5.769cm" svg:height="7.647cm" svg:x="4.082cm" svg:y="0.374cm"><text:p/></draw:rect><draw:rect text:anchor-type="paragraph" draw:z-index="56" draw:style-name="gr15" draw:text-style-name="P60" svg:width="6.086cm" svg:height="7.594cm" svg:x="10.167cm" svg:y="0.374cm"><text:p/></draw:rect><draw:frame text:anchor-type="paragraph" draw:z-index="59" draw:style-name="gr20" draw:text-style-name="P57" svg:width="5.954cm" svg:height="1.43cm" svg:x="4.082cm" svg:y="0.453cm"><draw:text-box><text:p>Left Content Area</text:p></draw:text-box></draw:frame><draw:frame text:anchor-type="paragraph" draw:z-index="58" draw:style-name="gr19" draw:text-style-name="P57" svg:width="5.848cm" svg:height="3.917cm" svg:x="10.405cm" svg:y="0.453cm"><draw:text-box><text:p>Right Content Area</text:p></draw:text-box></draw:frame></text:p>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t </meta:initial-creator>
    <meta:creation-date>2016-09-29T18:08:26.534670376</meta:creation-date>
    <dc:date>2017-03-13T21:40:19.665796575</dc:date>
    <dc:creator>Mint </dc:creator>
    <meta:editing-duration>P2DT22H36M48S</meta:editing-duration>
    <meta:editing-cycles>17</meta:editing-cycles>
    <meta:generator>LibreOffice/5.0.3.2$Linux_X86_64 LibreOffice_project/00m0$Build-2</meta:generator>
    <meta:document-statistic meta:table-count="0" meta:image-count="0" meta:object-count="0" meta:page-count="4" meta:paragraph-count="94" meta:word-count="750" meta:character-count="4643" meta:non-whitespace-character-count="4022"/>
  </office:meta>
</office:document-meta>
</file>